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paragraph-rsid="000fbe35"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ize="14pt" fo:font-style="normal" style:text-underline-style="none" fo:font-weight="normal" officeooo:paragraph-rsid="000fbe35"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font-size="14pt" fo:font-style="normal" style:text-underline-style="none" fo:font-weight="normal" officeooo:paragraph-rsid="0010e94e"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officeooo:paragraph-rsid="0013c503"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paragraph-rsid="0018ec46"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paragraph-rsid="001aedea"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fbe35" officeooo:paragraph-rsid="000fbe35"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4pt" fo:font-style="normal" style:text-underline-style="none" fo:font-weight="normal" officeooo:rsid="0010e94e" officeooo:paragraph-rsid="000fbe35"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10e94e" officeooo:paragraph-rsid="0010e94e"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10e94e" officeooo:paragraph-rsid="001aedea"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192596" officeooo:paragraph-rsid="0010e94e"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192596" officeooo:paragraph-rsid="0018ec46"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192596" officeooo:paragraph-rsid="00192596"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1aedea" officeooo:paragraph-rsid="001aedea"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normal" officeooo:rsid="0012e922" officeooo:paragraph-rsid="0010e94e"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style:text-underline-style="none" fo:font-weight="normal" officeooo:rsid="0013c503" officeooo:paragraph-rsid="0013c503" style:font-size-asian="12.25pt" style:font-style-asian="normal" style:font-weight-asian="normal" style:font-size-complex="14pt" style:font-style-complex="normal" style:font-weight-complex="normal"/>
    </style:style>
    <style:style style:name="T1" style:family="text">
      <style:text-properties officeooo:rsid="000fbe35"/>
    </style:style>
    <style:style style:name="T2" style:family="text">
      <style:text-properties officeooo:rsid="0010e94e"/>
    </style:style>
    <style:style style:name="T3" style:family="text">
      <style:text-properties officeooo:rsid="0012e922"/>
    </style:style>
    <style:style style:name="T4" style:family="text">
      <style:text-properties officeooo:rsid="0013c503"/>
    </style:style>
    <style:style style:name="T5" style:family="text">
      <style:text-properties officeooo:rsid="0013f159"/>
    </style:style>
    <style:style style:name="T6" style:family="text">
      <style:text-properties officeooo:rsid="00141913"/>
    </style:style>
    <style:style style:name="T7" style:family="text">
      <style:text-properties officeooo:rsid="001603a2"/>
    </style:style>
    <style:style style:name="T8" style:family="text">
      <style:text-properties officeooo:rsid="00175a06"/>
    </style:style>
    <style:style style:name="T9" style:family="text">
      <style:text-properties officeooo:rsid="0017b90c"/>
    </style:style>
    <style:style style:name="T10" style:family="text">
      <style:text-properties officeooo:rsid="0018ec46"/>
    </style:style>
    <style:style style:name="T11" style:family="text">
      <style:text-properties officeooo:rsid="00192596"/>
    </style:style>
    <style:style style:name="T12" style:family="text">
      <style:text-properties officeooo:rsid="001aedea"/>
    </style:style>
    <style:style style:name="T13" style:family="text">
      <style:text-properties officeooo:rsid="001d8ccd"/>
    </style:style>
    <style:style style:name="T14" style:family="text">
      <style:text-properties officeooo:rsid="001f2992"/>
    </style:style>
    <style:style style:name="T15" style:family="text">
      <style:text-properties officeooo:rsid="00205060"/>
    </style:style>
    <style:style style:name="T16" style:family="text">
      <style:text-properties officeooo:rsid="0021fb71"/>
    </style:style>
    <style:style style:name="T17" style:family="text">
      <style:text-properties officeooo:rsid="0024c12d"/>
    </style:style>
    <style:style style:name="T18" style:family="text">
      <style:text-properties officeooo:rsid="00251040"/>
    </style:style>
    <style:style style:name="T19" style:family="text">
      <style:text-properties officeooo:rsid="00265b4b"/>
    </style:style>
    <style:style style:name="T20" style:family="text">
      <style:text-properties officeooo:rsid="0026b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7">Règles </text:span><text:span text:style-name="T1">DU JEU</text:span></text:p>
      <text:p text:style-name="P7"/>
      <text:p text:style-name="P2"><text:span text:style-name="T1">Un personnage principal doit récupérer </text:span><text:span text:style-name="T2">tous </text:span><text:span text:style-name="T1">les items répartis sur la carte de manière à marquer des points puis </text:span><text:span text:style-name="T15">s</text:span><text:span text:style-name="T1">e diriger vers la sortie </text:span><text:span text:style-name="T2">(qui apparaît lorsque les items sont récupérés)</text:span><text:span text:style-name="T1"> pour terminer le niveau.</text:span><text:span text:style-name="T2"> Des monstres sont présents sur la carte et tue</text:span><text:span text:style-name="T18">nt</text:span><text:span text:style-name="T2"> le joueur en cas de contact.</text:span></text:p>
      <text:p text:style-name="P8"/>
      <text:p text:style-name="P3"><text:span text:style-name="T2">Un niveau est une grille rectangulaire de taille fixe, </text:span><text:span text:style-name="T8">qui sera toujours la même,</text:span><text:span text:style-name="T2"> </text:span><text:span text:style-name="T9">et </text:span><text:span text:style-name="T2">composée de différents blocs, une sortie qui apparaît à la fin, un point de spawn </text:span><text:span text:style-name="T16">adapté au niveau</text:span><text:span text:style-name="T2">, des items à récupérer, des ennemis et bien sûr un </text:span><text:span text:style-name="T15">personnage</text:span><text:span text:style-name="T2">. </text:span><text:span text:style-name="T13">Les contours de la grille sont infanchissables.</text:span></text:p>
      <text:p text:style-name="P9"/>
      <text:p text:style-name="P10">Il y a plusieurs sortes de blocs. Certains blocs sont fixes et indestructibles (= murs), d'autres sont déplaçables et friables. </text:p>
      <text:p text:style-name="P10"/>
      <text:p text:style-name="P6"><text:span text:style-name="T2">Certains de ces derniers contiennent les objets convoités par gollum (le joueur). </text:span><text:span text:style-name="T12">L'objet est visible à l'intérieur du bloc même lorsque celui-ci n'est pas effrité comme du shit.</text:span></text:p>
      <text:p text:style-name="P10"/>
      <text:p text:style-name="P6"><text:span text:style-name="T2"><text:s/></text:span><text:span text:style-name="T11">Un bloc de glace qui glisse tue un ennemi s</text:span><text:span text:style-name="T20">'</text:span><text:span text:style-name="T11">il le percute et le bloc continue sur sa lancée. Le score est incrémenté. Possibilité de créer des combos en tuant plusieurs d'un coup.</text:span></text:p>
      <text:p text:style-name="P11"/>
      <text:p text:style-name="P14">Un objet est un élément immobile sur la carte, qui se trouve forcément dans un bloc destructible. Lorsque le bloc conteneur est détruit, l'objet disparaît de la vue est on considère que le joueur l'a récupéré.</text:p>
      <text:p text:style-name="P9"/>
      <text:p text:style-name="P9">Les ennemis se déplacent sur la carte de différentes manière (aléatoire ou intelligente). Il y a des ennemis avec un path défini, d'autres avec un path aléatoire, avec éventuellement un degré d'agressivité, c'est-à-dire un degré d'intelligence.</text:p>
      <text:p text:style-name="P9"/>
      <text:p text:style-name="P3"><text:span text:style-name="T2">- Type 1 : Se déplace aléatoirement et poursuit le joueur lors</text:span><text:span text:style-name="T19">q</text:span><text:span text:style-name="T2">u'il le « voi</text:span><text:span text:style-name="T3">t</text:span><text:span text:style-name="T2"> ». Son niveau d'agressivité détermine la distance à laquelle il repère et attaque le joueur.</text:span></text:p>
      <text:p text:style-name="P9"/>
      <text:p text:style-name="P3"><text:span text:style-name="T2">-Type 2 : Les sentinelles. Sont immobil</text:span><text:span text:style-name="T6">e</text:span><text:span text:style-name="T2">s, tournent sur eux-même et s'attaquent au joueur si il passe dans leur champ de vision, en face de lui.</text:span></text:p>
      <text:p text:style-name="P9"/>
      <text:p text:style-name="P9">-Type 3 : Les Larves. Se déplacent aléatoirement et changent de direction en cas de collision avec un bloc</text:p>
      <text:p text:style-name="P9"/>
      <text:p text:style-name="P3"><text:span text:style-name="T2">-Type 4 : Les patrouilleurs : Suivent toujours le même path </text:span><text:span text:style-name="T3">en boucle.</text:span></text:p>
      <text:p text:style-name="P15"/>
      <text:p text:style-name="P16"/>
      <text:p text:style-name="P16"/>
      <text:p text:style-name="P16"/>
      <text:p text:style-name="P16"><text:soft-page-break/></text:p>
      <text:p text:style-name="P16"/>
      <text:p text:style-name="P16">Le Personnage est contrôlé par le joueur et peut se déplacer dans 4 directions. Certains éléments peuvent bloquer son déplacement ou provoquer une interaction.</text:p>
      <text:p text:style-name="P16"/>
      <text:p text:style-name="P4"><text:span text:style-name="T4">- En cas de rencontre avec un bloc destructible, si le bloc n'a pas d'obstacle derière lui, alors il </text:span><text:span text:style-name="T7">glisse</text:span><text:span text:style-name="T4"> </text:span><text:span text:style-name="T6">jusqu'à rencontrer un obstacle</text:span><text:span text:style-name="T4">. Si jamais il y a </text:span><text:span text:style-name="T7">déjà un obstacle</text:span><text:span text:style-name="T4">, cela déteriore l</text:span><text:span text:style-name="T5">e</text:span><text:span text:style-name="T4"> bloc (il s'effrite comme du shit) </text:span><text:span text:style-name="T5">et uniquement ce bloc</text:span><text:span text:style-name="T4">. </text:span><text:span text:style-name="T14">La destruction d'un bloc ne rapporte pas de points. Au contraire le fait de détruire un minimum de bloc sera récompensé (cf sortie.)</text:span></text:p>
      <text:p text:style-name="P16"/>
      <text:p text:style-name="P5"><text:span text:style-name="T10">- </text:span><text:span text:style-name="T11">En cas de rencontre avec un bloc indestructible, le personnage n'avance plus.</text:span></text:p>
      <text:p text:style-name="P12"/>
      <text:p text:style-name="P13">- En cas de rencontre avec un ennemi, le personnage est détruit avec un cri de Whilem. Le niveau est ré-initialisé et le joueur retourne au point de spawn.</text:p>
      <text:p text:style-name="P13"/>
      <text:p text:style-name="P9"/>
      <text:p text:style-name="P6"><text:span text:style-name="T12">- Si le joueur atteint la sortie, cela veut dire qu'il a récupéré tous les items, le niveau est gagné. </text:span><text:span text:style-name="T14">Le score est incrémenté <text:s/>suivant le temps que le joueur a mis et le nombre de blocs qu'il a détruit. Moins le joueur a détruit de blocs, plus il gagne de points.</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09:22:04.55</meta:creation-date>
    <dc:date>2015-11-23T11:11:03.59</dc:date>
    <meta:editing-duration>PT2H18M36S</meta:editing-duration>
    <meta:editing-cycles>23</meta:editing-cycles>
    <meta:generator>LibreOffice/4.0.3.3$Windows_x86 LibreOffice_project/0eaa50a932c8f2199a615e1eb30f7ac74279539</meta:generator>
    <meta:document-statistic meta:table-count="0" meta:image-count="0" meta:object-count="0" meta:page-count="2" meta:paragraph-count="17" meta:word-count="531" meta:character-count="3064" meta:non-whitespace-character-count="2547"/>
  </office:meta>
</office:document-meta>
</file>